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6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9.97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20.87mm"/>
    </style:style>
    <style:style style:name="co9" style:family="table-column">
      <style:table-column-properties fo:break-before="auto" style:column-width="21.1mm"/>
    </style:style>
    <style:style style:name="co10" style:family="table-column">
      <style:table-column-properties fo:break-before="auto" style:column-width="28.1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bi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AKS:</text:p>
          </table:table-cell>
          <table:table-cell table:formula="of:=MAX([.A1:.J1])" office:value-type="float" office:value="567" calcext:value-type="float">
            <text:p>56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IN:</text:p>
          </table:table-cell>
          <table:table-cell table:formula="of:=MIN([.A1:.J1])"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ŚREDNIA:</text:p>
          </table:table-cell>
          <table:table-cell table:formula="of:=AVERAGE([.A1];[.J1])" office:value-type="float" office:value="61.5" calcext:value-type="float">
            <text:p>6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43:26.3785355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43:32.645909818</dc:date>
    <meta:editing-duration>PT4M33S</meta:editing-duration>
    <meta:editing-cycles>5</meta:editing-cycles>
    <meta:generator>LibreOffice/6.0.7.3$Linux_X86_64 LibreOffice_project/00m0$Build-3</meta:generator>
    <meta:document-statistic meta:table-count="1" meta:cell-count="16" meta:object-count="0"/>
  </office:meta>
</office:document-meta>
</file>